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Mono" fo:font-size="20pt" fo:font-weight="bold" officeooo:rsid="00096ef8" officeooo:paragraph-rsid="00096ef8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Noto Sans Mono" fo:font-size="10pt" officeooo:rsid="00096ef8" officeooo:paragraph-rsid="00096ef8" style:font-size-asian="10pt" style:font-size-complex="10pt"/>
    </style:style>
    <style:style style:name="P3" style:family="paragraph" style:parent-style-name="Standard">
      <style:text-properties style:font-name="Noto Sans Mono" fo:font-size="10pt" style:font-size-asian="10pt" style:font-size-complex="10pt"/>
    </style:style>
    <style:style style:name="P4" style:family="paragraph" style:parent-style-name="Standard">
      <style:text-properties style:font-name="Noto Sans Mono" fo:font-size="10pt" officeooo:paragraph-rsid="00085b83" style:font-size-asian="10pt" style:font-size-complex="10pt"/>
    </style:style>
    <style:style style:name="P5" style:family="paragraph" style:parent-style-name="Standard">
      <style:text-properties style:font-name="Noto Sans Mono" fo:font-size="10pt" officeooo:paragraph-rsid="001067d8" style:font-size-asian="10pt" style:font-size-complex="10pt"/>
    </style:style>
    <style:style style:name="P6" style:family="paragraph" style:parent-style-name="Standard">
      <style:text-properties style:font-name="Noto Sans Mono" fo:font-size="10pt" fo:font-weight="bold" officeooo:rsid="00096ef8" officeooo:paragraph-rsid="00096ef8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Noto Sans Mono" fo:font-size="10pt" fo:font-style="italic" fo:font-weight="normal" officeooo:rsid="00096ef8" officeooo:paragraph-rsid="00096ef8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text-properties style:font-name="Noto Sans Mono" fo:font-size="10pt" fo:font-style="italic" fo:font-weight="normal" officeooo:rsid="000b3ebf" officeooo:paragraph-rsid="000b3ebf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text-properties style:font-name="Noto Sans Mono" fo:font-size="10pt" fo:font-style="italic" fo:font-weight="normal" officeooo:rsid="000c3538" officeooo:paragraph-rsid="000c3538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text-properties style:font-name="Noto Sans Mono" fo:font-size="10pt" fo:font-style="normal" fo:font-weight="bold" officeooo:rsid="000b3ebf" officeooo:paragraph-rsid="000b3ebf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style:font-name="Noto Sans Mono" fo:font-size="10pt" fo:font-style="normal" fo:font-weight="bold" officeooo:rsid="000c3538" officeooo:paragraph-rsid="000c3538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text-properties style:font-name="Noto Sans Mono" fo:font-size="10pt" fo:font-style="normal" fo:font-weight="bold" officeooo:rsid="000e56f1" officeooo:paragraph-rsid="000e56f1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c3538" style:font-style-asian="italic" style:font-weight-asian="normal" style:font-style-complex="italic" style:font-weight-complex="normal"/>
    </style:style>
    <style:style style:name="T5" style:family="text">
      <style:text-properties officeooo:rsid="000dc9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Úteis GIT</text:p>
      <text:p text:style-name="P1"/>
      <text:p text:style-name="P7"># Clonar repositório remoto</text:p>
      <text:p text:style-name="P6">git clone &lt;url do repositório&gt;</text:p>
      <text:p text:style-name="P2"/>
      <text:p text:style-name="P7"># Informações gerais do estado atual do repositório local</text:p>
      <text:p text:style-name="P6">git status</text:p>
      <text:p text:style-name="P2"/>
      <text:p text:style-name="P7"># Verificar as mudanças no repositório não comitadas</text:p>
      <text:p text:style-name="P6">git diff &lt;caminho do arquivo&gt; <text:span text:style-name="T3"># mudanças unstaged</text:span></text:p>
      <text:p text:style-name="P6">git diff –-cached &lt;caminho do arquivo&gt; <text:span text:style-name="T3"># mudanças staged</text:span></text:p>
      <text:p text:style-name="P2"/>
      <text:p text:style-name="P7"># Adicionar mudanças ao staged para ser comitadas</text:p>
      <text:p text:style-name="P6">git add &lt;caminho do arquivo&gt;</text:p>
      <text:p text:style-name="P2"/>
      <text:p text:style-name="P7"># Comitar mudanças staged no repositório local</text:p>
      <text:p text:style-name="P6">git commit -m “mensagem”</text:p>
      <text:p text:style-name="P6"/>
      <text:p text:style-name="P8"># Desfazer alterações</text:p>
      <text:p text:style-name="P10">git checkout -- &lt;caminho do arquivo&gt; <text:span text:style-name="T3"># alterações unstaged</text:span></text:p>
      <text:p text:style-name="P10">git reset HEAD &lt;caminho do arquivo&gt; <text:span text:style-name="T3"># desfazer staging</text:span></text:p>
      <text:p text:style-name="P10">git reset –-soft HEAD^ <text:span text:style-name="T3"># Reverter último commit mantendo alterações</text:span></text:p>
      <text:p text:style-name="P10">git reset –-hard HEAD^ <text:span text:style-name="T3"># Reverter último commit removendo alterações</text:span></text:p>
      <text:p text:style-name="P10">git reset &lt;COMMIT_ID&gt; <text:span text:style-name="T3"># Reverter commits específicos mais antigos</text:span></text:p>
      <text:p text:style-name="P10"><text:span text:style-name="T3"/></text:p>
      <text:p text:style-name="P10"><text:span text:style-name="T3"># Histórico de commits</text:span></text:p>
      <text:p text:style-name="P10">git log</text:p>
      <text:p text:style-name="P10"/>
      <text:p text:style-name="P8"># Empurrar repositório local para o remoto</text:p>
      <text:p text:style-name="P10">git push &lt;repositório remoto&gt; &lt;branch&gt;</text:p>
      <text:p text:style-name="P10"/>
      <text:p text:style-name="P9"># Listar branches</text:p>
      <text:p text:style-name="P11">git branch <text:span text:style-name="T3"># Branches locais</text:span></text:p>
      <text:p text:style-name="P11">git branch -r <text:span text:style-name="T3"># Branches remotas</text:span></text:p>
      <text:p text:style-name="P11"><text:span text:style-name="T3"/></text:p>
      <text:p text:style-name="P12"><text:span text:style-name="T3"># Definir e-mail e usuário para ser autor dos commits</text:span></text:p>
      <text:p text:style-name="P2"/>
      <text:p text:style-name="P2"/>
      <text:p text:style-name="P3"/>
      <text:p text:style-name="P3">remote.origin.url=https://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@github.com/lribeiroalves/ce-adm.git</text:p>
      <text:p text:style-name="P3"/>
      <text:p text:style-name="P4"><text:a xlink:type="simple" xlink:href="https://github.com/lribeiroalves/ce-adm.git" text:style-name="Internet_20_link" text:visited-style-name="Visited_20_Internet_20_Link">https://github.com/lribeiroalves/ce-adm.git</text:a></text:p>
      <text:p text:style-name="P4"/>
      <text:p text:style-name="P5">ghp_f0NxJJAaRJOe4eAuo27RmxIUIzyyWU3STJ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4:14:11.684686408</meta:creation-date>
    <dc:date>2025-01-27T17:16:09.841040229</dc:date>
    <meta:editing-duration>PT1H40M4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9" meta:word-count="167" meta:character-count="1203" meta:non-whitespace-character-count="1065"/>
  </office:meta>
</office:document-meta>
</file>